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DFD22F1E594367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0" draw:opacity="60%" draw:opacity-name="" fo:min-height="4.0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7f50" loext:opacity="100%" fo:font-size="36pt" fo:font-weight="bold" style:font-size-asian="36pt" style:font-weight-asian="bold" style:font-size-complex="36pt" style:font-weight-complex="bold" style:font-relief="engraved"/>
    </style:style>
    <style:style style:name="P3" style:family="paragraph">
      <loext:graphic-properties draw:fill="solid" draw:fill-color="#fffff0" draw:opacity="60%"/>
      <style:paragraph-properties fo:text-align="center"/>
      <style:text-properties fo:color="#ff7f50" loext:opacity="100%" fo:font-size="36pt" fo:font-weight="bold" style:font-size-asian="36pt" style:font-weight-asian="bold" style:font-size-complex="36pt" style:font-weight-complex="bold" style:font-relief="engraved"/>
    </style:style>
    <style:style style:name="T1" style:family="text">
      <style:text-properties fo:color="#ff7f50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7f5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001cm" svg:y="8.392cm">
          <draw:image xlink:href="Pictures/1000000000000500000002D0DFD22F1E5943677D.png" xlink:type="simple" xlink:show="embed" xlink:actuate="onLoad" draw:mime-type="image/png">
            <text:p/>
          </draw:image>
        </draw:frame>
        <draw:frame draw:style-name="gr2" draw:text-style-name="P3" draw:layer="layout" svg:width="12.694cm" svg:height="4.254cm" svg:x="4.487cm" svg:y="9.578cm">
          <draw:text-box>
            <text:p text:style-name="P2"><text:span text:style-name="T1">Southern California</text:span></text:p>
            <text:p text:style-name="P2"><text:span text:style-name="T1">Railway Museum</text:span></text:p>
            <text:p text:style-name="P2"><text:span text:style-name="T2">Trolley Simulat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28T07:55:39.730452788</dc:date>
    <meta:editing-duration>PT3M12S</meta:editing-duration>
    <meta:editing-cycles>2</meta:editing-cycles>
    <meta:generator>LibreOffice/7.3.7.2$Linux_X86_64 LibreOffice_project/30$Build-2</meta:generator>
    <meta:document-statistic meta:object-count="2"/>
  </office:meta>
</office:document-meta>
</file>